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top="0cm" fo:margin-bottom="0cm"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4.277cm" svg:height="2.437cm" svg:x="2.56cm" svg:y="4.555cm">
          <text:p text:style-name="P1">Quiescent</text:p>
        </draw:ellipse>
        <draw:ellipse draw:style-name="gr1" draw:text-style-name="P1" xml:id="id2" draw:id="id2" draw:layer="layout" svg:width="4.277cm" svg:height="2.006cm" svg:x="10.321cm" svg:y="8.425cm">
          <text:p text:style-name="P1">Attack</text:p>
        </draw:ellipse>
        <draw:ellipse draw:style-name="gr1" draw:text-style-name="P1" xml:id="id3" draw:id="id3" draw:layer="layout" svg:width="4.277cm" svg:height="2.006cm" svg:x="14.756cm" svg:y="13.339cm">
          <text:p text:style-name="P1">Decay</text:p>
        </draw:ellipse>
        <draw:ellipse draw:style-name="gr1" draw:text-style-name="P1" xml:id="id4" draw:id="id4" draw:layer="layout" svg:width="4.276cm" svg:height="2.006cm" svg:x="11.272cm" svg:y="17.025cm">
          <text:p text:style-name="P1">Sustain</text:p>
        </draw:ellipse>
        <draw:ellipse draw:style-name="gr1" draw:text-style-name="P1" xml:id="id5" draw:id="id5" draw:layer="layout" svg:width="4.277cm" svg:height="2.006cm" svg:x="4.302cm" svg:y="13.369cm">
          <text:p text:style-name="P1">Release</text:p>
        </draw:ellipse>
        <draw:connector draw:style-name="gr2" draw:text-style-name="P2" draw:layer="layout" draw:type="curve" svg:x1="6.837cm" svg:y1="5.773cm" svg:x2="12.459cm" svg:y2="8.425cm" draw:start-shape="id1" draw:start-glue-point="1" draw:end-shape="id2" draw:end-glue-point="0" svg:d="M6837 5773c3748 0 5622 884 5622 2652">
          <text:p text:style-name="P2"><text:span text:style-name="T1">Trigger detected</text:span></text:p>
        </draw:connector>
        <draw:connector draw:style-name="gr2" draw:text-style-name="P2" draw:layer="layout" draw:type="curve" svg:x1="14.598cm" svg:y1="9.428cm" svg:x2="16.894cm" svg:y2="13.339cm" draw:start-shape="id2" draw:start-glue-point="1" draw:end-shape="id3" svg:d="M14598 9428c1531 0 2296 1303 2296 3911">
          <text:p text:style-name="P2"><text:span text:style-name="T1">Attack time elapses</text:span></text:p>
        </draw:connector>
        <draw:connector draw:style-name="gr2" draw:text-style-name="P2" draw:layer="layout" draw:type="curve" svg:x1="16.894cm" svg:y1="15.345cm" svg:x2="15.548cm" svg:y2="18.028cm" draw:start-shape="id3" draw:start-glue-point="2" draw:end-shape="id4" draw:end-glue-point="1" svg:d="M16894 15345c0 1789-448 2683-1346 2683">
          <text:p text:style-name="P2"><text:span text:style-name="T1">Delay time elapses</text:span></text:p>
        </draw:connector>
        <draw:connector draw:style-name="gr2" draw:text-style-name="P2" draw:layer="layout" draw:type="curve" svg:x1="11.272cm" svg:y1="18.028cm" svg:x2="6.44cm" svg:y2="15.375cm" draw:start-shape="id4" draw:start-glue-point="3" draw:end-shape="id5" draw:end-glue-point="2" svg:d="M11272 18028c-3222 0-4832-884-4832-2653">
          <text:p text:style-name="P2"><text:span text:style-name="T1">Trigger on→off</text:span></text:p>
        </draw:connector>
        <draw:connector draw:style-name="gr2" draw:text-style-name="P3" draw:layer="layout" draw:type="curve" svg:x1="4.302cm" svg:y1="14.372cm" svg:x2="2.56cm" svg:y2="5.773cm" draw:start-shape="id5" draw:start-glue-point="3" draw:end-shape="id1" svg:d="M4302 14372c-3364 0-2493-8599-1742-8599">
          <text:p text:style-name="P2"><text:span text:style-name="T1">Release time elapses</text:span></text:p>
        </draw:connector>
        <draw:connector draw:style-name="gr2" draw:text-style-name="P2" draw:layer="layout" draw:type="curve" svg:x1="14.756cm" svg:y1="14.342cm" svg:x2="8.579cm" svg:y2="14.372cm" draw:start-shape="id3" draw:start-glue-point="3" draw:end-shape="id5" svg:d="M14756 14342c-4632 0-1544 30-6177 30">
          <text:p text:style-name="P2"><text:span text:style-name="T1">Trigger released</text:span></text:p>
        </draw:connector>
        <draw:connector draw:style-name="gr2" draw:text-style-name="P4" draw:layer="layout" draw:type="curve" svg:x1="12.459cm" svg:y1="10.431cm" svg:x2="8.579cm" svg:y2="14.372cm" draw:start-shape="id2" draw:start-glue-point="2" draw:end-shape="id5" draw:end-glue-point="1" svg:d="M12459 10431c0 2628-1293 3941-3880 3941">
          <text:p text:style-name="P4"><text:span text:style-name="T1">Trigger released</text:span></text:p>
        </draw:connector>
        <draw:connector draw:style-name="gr2" draw:text-style-name="P2" draw:layer="layout" draw:type="curve" svg:x1="6.44cm" svg:y1="13.369cm" svg:x2="10.321cm" svg:y2="9.428cm" draw:start-shape="id5" draw:start-glue-point="0" draw:end-shape="id2" draw:end-glue-point="3" svg:d="M6440 13369c0-2628 1293-3941 3881-3941">
          <text:p text:style-name="P4"><text:span text:style-name="T1">Trigger detected</text:span></text:p>
        </draw:connector>
        <draw:connector draw:style-name="gr2" draw:text-style-name="P3" draw:layer="layout" draw:type="curve" svg:x1="4.536cm" svg:y1="2.133cm" svg:x2="4.698cm" svg:y2="4.555cm" draw:end-shape="id1" svg:d="M4536 2133c0 1441 162 231 162 2422">
          <text:p text:style-name="P2"><text:span text:style-name="T1">Initial stat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Tunnell</meta:initial-creator>
    <meta:creation-date>2020-11-25T16:17:03.27</meta:creation-date>
    <dc:date>2020-11-25T21:34:28.11</dc:date>
    <dc:creator>James Tunnell</dc:creator>
    <meta:editing-duration>PT4H46M36S</meta:editing-duration>
    <meta:editing-cycles>1</meta:editing-cycles>
    <meta:document-statistic meta:object-count="14"/>
    <meta:generator>OpenOffice/4.1.6$Win32 OpenOffice.org_project/416m1$Build-9790</meta:generator>
  </office:meta>
</office:document-meta>
</file>